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Heading_20_3">
      <style:text-properties officeooo:paragraph-rsid="001dcdd5"/>
    </style:style>
    <style:style style:name="P3" style:family="paragraph" style:parent-style-name="Text_20_body">
      <style:text-properties officeooo:rsid="001dcdd5" officeooo:paragraph-rsid="001dcdd5"/>
    </style:style>
    <style:style style:name="P4" style:family="paragraph" style:parent-style-name="Text_20_body">
      <style:text-properties officeooo:paragraph-rsid="001dcdd5"/>
    </style:style>
    <style:style style:name="P5" style:family="paragraph" style:parent-style-name="Text_20_body">
      <style:text-properties officeooo:rsid="001fc63d" officeooo:paragraph-rsid="001fc63d"/>
    </style:style>
    <style:style style:name="P6" style:family="paragraph" style:parent-style-name="Text_20_body">
      <style:text-properties officeooo:rsid="0020f566" officeooo:paragraph-rsid="0020f566"/>
    </style:style>
    <style:style style:name="P7" style:family="paragraph" style:parent-style-name="Text_20_body">
      <style:text-properties officeooo:rsid="00219dfc" officeooo:paragraph-rsid="00219dfc"/>
    </style:style>
    <style:style style:name="P8" style:family="paragraph" style:parent-style-name="Text_20_body">
      <style:text-properties officeooo:paragraph-rsid="0020f566"/>
    </style:style>
    <style:style style:name="P9" style:family="paragraph" style:parent-style-name="Text_20_body">
      <style:text-properties officeooo:rsid="00235342" officeooo:paragraph-rsid="00235342"/>
    </style:style>
    <style:style style:name="P10" style:family="paragraph" style:parent-style-name="Text_20_body">
      <style:text-properties officeooo:paragraph-rsid="0023fd3f"/>
    </style:style>
    <style:style style:name="P11" style:family="paragraph" style:parent-style-name="Text_20_body">
      <style:text-properties officeooo:rsid="0023fd3f" officeooo:paragraph-rsid="0023fd3f"/>
    </style:style>
    <style:style style:name="T1" style:family="text">
      <style:text-properties officeooo:rsid="001dcdd5"/>
    </style:style>
    <style:style style:name="T2" style:family="text">
      <style:text-properties officeooo:rsid="001fc63d"/>
    </style:style>
    <style:style style:name="T3" style:family="text">
      <style:text-properties officeooo:rsid="0020f566"/>
    </style:style>
    <style:style style:name="T4" style:family="text">
      <style:text-properties officeooo:rsid="00219dfc"/>
    </style:style>
    <style:style style:name="T5" style:family="text">
      <style:text-properties officeooo:rsid="00235342"/>
    </style:style>
    <style:style style:name="T6" style:family="text">
      <style:text-properties officeooo:rsid="0023fd3f"/>
    </style:style>
    <style:style style:name="T7" style:family="text">
      <style:text-properties officeooo:rsid="00249118"/>
    </style:style>
    <style:style style:name="T8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1_677532948"/>Boolean logic<text:bookmark-end text:name="__RefHeading___Toc1_677532948"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3_677532948" text:style-name="Index_20_Link" text:visited-style-name="Index_20_Link">1. Why is Boolean algebra important in computing?<text:tab/>1</text:a></text:p>
          <text:p text:style-name="P1"><text:a xlink:type="simple" xlink:href="#__RefHeading___Toc5_677532948" text:style-name="Index_20_Link" text:visited-style-name="Index_20_Link">2. Complete the following truth tables of these two inputs AND, OR and XOR ports:<text:tab/>1</text:a></text:p>
          <text:p text:style-name="P1"><text:a xlink:type="simple" xlink:href="#__RefHeading___Toc51_677532948" text:style-name="Index_20_Link" text:visited-style-name="Index_20_Link">3. How many bits are needed to encode the entire alphabet, numbers, and ASCII<text:tab/>2</text:a></text:p>
          <text:p text:style-name="P1"><text:a xlink:type="simple" xlink:href="#__RefHeading___Toc53_677532948" text:style-name="Index_20_Link" text:visited-style-name="Index_20_Link">characters?<text:tab/>2</text:a></text:p>
          <text:p text:style-name="P1"><text:a xlink:type="simple" xlink:href="#__RefHeading___Toc55_677532948" text:style-name="Index_20_Link" text:visited-style-name="Index_20_Link">4. Use the ASCII–binary converter at this link to find out how “Hello” can be expressed in<text:tab/>2</text:a></text:p>
          <text:p text:style-name="P1"><text:a xlink:type="simple" xlink:href="#__RefHeading___Toc57_677532948" text:style-name="Index_20_Link" text:visited-style-name="Index_20_Link">binary code using ASCII.<text:tab/>2</text:a></text:p>
          <text:p text:style-name="P1"><text:a xlink:type="simple" xlink:href="#__RefHeading___Toc59_677532948" text:style-name="Index_20_Link" text:visited-style-name="Index_20_Link">5. How can you express these decimal numbers in binary code?<text:tab/>2</text:a></text:p>
          <text:p text:style-name="P1"><text:a xlink:type="simple" xlink:href="#__RefHeading___Toc69_677532948" text:style-name="Index_20_Link" text:visited-style-name="Index_20_Link">6. Express exercise five decimal numbers in Octal and Hexadecimal bases.<text:tab/>3</text:a></text:p>
          <text:p text:style-name="P1"><text:a xlink:type="simple" xlink:href="#__RefHeading___Toc71_677532948" text:style-name="Index_20_Link" text:visited-style-name="Index_20_Link">7. What are the five fundamental components of the John von Neumann architecture?<text:tab/>3</text:a></text:p>
          <text:p text:style-name="P1"><text:a xlink:type="simple" xlink:href="#__RefHeading___Toc73_677532948" text:style-name="Index_20_Link" text:visited-style-name="Index_20_Link">Make a connected diagram of the different parts of it.<text:tab/>3</text:a></text:p>
          <text:p text:style-name="P1"><text:a xlink:type="simple" xlink:href="#__RefHeading___Toc75_677532948" text:style-name="Index_20_Link" text:visited-style-name="Index_20_Link">8. What is a core in a microprocessor?<text:tab/>3</text:a></text:p>
          <text:p text:style-name="P1"><text:a xlink:type="simple" xlink:href="#__RefHeading___Toc77_677532948" text:style-name="Index_20_Link" text:visited-style-name="Index_20_Link">9. What is the main function of the Control Unit in a core processor?<text:tab/>3</text:a></text:p>
          <text:p text:style-name="P1"><text:a xlink:type="simple" xlink:href="#__RefHeading___Toc79_677532948" text:style-name="Index_20_Link" text:visited-style-name="Index_20_Link">10. What is an ALU and why is an ALU so important in a core processor?<text:tab/>3</text:a></text:p>
          <text:p text:style-name="P1"><text:a xlink:type="simple" xlink:href="#__RefHeading___Toc81_677532948" text:style-name="Index_20_Link" text:visited-style-name="Index_20_Link">11. What are the registers in a microprocessor? Name at least two registers in the UC,<text:tab/>3</text:a></text:p>
          <text:p text:style-name="P1"><text:a xlink:type="simple" xlink:href="#__RefHeading___Toc83_677532948" text:style-name="Index_20_Link" text:visited-style-name="Index_20_Link">three in the ALU and two located in the Main Memory<text:tab/>3</text:a></text:p>
          <text:p text:style-name="P1"><text:a xlink:type="simple" xlink:href="#__RefHeading___Toc85_677532948" text:style-name="Index_20_Link" text:visited-style-name="Index_20_Link">12. What are the two phases a processor performs when executing an instruction?<text:tab/>3</text:a></text:p>
          <text:p text:style-name="P1"><text:a xlink:type="simple" xlink:href="#__RefHeading___Toc87_677532948" text:style-name="Index_20_Link" text:visited-style-name="Index_20_Link">13. Visit this link about this processor Intel Core i7 14700KF and answer these questions:<text:tab/>3</text:a></text:p>
        </text:index-body>
      </text:table-of-content>
      <text:h text:style-name="Heading_20_3" text:outline-level="3"><text:bookmark-start text:name="__RefHeading___Toc3_677532948"/>1. Why is Boolean algebra important in computing?<text:bookmark-end text:name="__RefHeading___Toc3_677532948"/></text:h>
      <text:p text:style-name="P3">Es <text:s/>importante debido a su fácil utilización en circuitos electrónicos.</text:p>
      <text:h text:style-name="Heading_20_3" text:outline-level="3"><text:bookmark-start text:name="__RefHeading___Toc5_677532948"/>2. Complete the following truth tables of these two inputs AND, OR and XOR ports:<text:bookmark-end text:name="__RefHeading___Toc5_677532948"/></text:h>
      <text:p text:style-name="Text_20_body"><text:bookmark-start text:name="__RefHeading___Toc7_677532948"/>a) AND logical operation:<text:bookmark-end text:name="__RefHeading___Toc7_677532948"/></text:p>
      <text:h text:style-name="Heading_20_3" text:outline-level="3"/>
      <text:p text:style-name="Text_20_body"><text:bookmark-start text:name="__RefHeading___Toc9_677532948"/>A B F<text:bookmark-end text:name="__RefHeading___Toc9_677532948"/></text:p>
      <text:p text:style-name="Text_20_body"><text:bookmark-start text:name="__RefHeading___Toc11_677532948"/>0 0 <text:s/><text:span text:style-name="T1">0</text:span><text:bookmark-end text:name="__RefHeading___Toc11_677532948"/></text:p>
      <text:p text:style-name="Text_20_body"><text:bookmark-start text:name="__RefHeading___Toc13_677532948"/>0 1 <text:s/><text:span text:style-name="T1">0</text:span><text:bookmark-end text:name="__RefHeading___Toc13_677532948"/></text:p>
      <text:p text:style-name="Text_20_body"><text:bookmark-start text:name="__RefHeading___Toc15_677532948"/>1 0 <text:s/><text:span text:style-name="T1">0</text:span><text:bookmark-end text:name="__RefHeading___Toc15_677532948"/></text:p>
      <text:p text:style-name="Text_20_body"><text:bookmark-start text:name="__RefHeading___Toc17_677532948"/>1 1 <text:s/><text:span text:style-name="T1">1</text:span><text:bookmark-end text:name="__RefHeading___Toc17_677532948"/></text:p>
      <text:p text:style-name="Text_20_body"><text:bookmark-start text:name="__RefHeading___Toc19_677532948"/>b) OR logical operation:<text:bookmark-end text:name="__RefHeading___Toc19_677532948"/></text:p>
      <text:p text:style-name="Text_20_body"/>
      <text:p text:style-name="Text_20_body"><text:bookmark-start text:name="__RefHeading___Toc21_677532948"/>A B F<text:bookmark-end text:name="__RefHeading___Toc21_677532948"/></text:p>
      <text:p text:style-name="Text_20_body"><text:bookmark-start text:name="__RefHeading___Toc23_677532948"/>0 0 <text:s/><text:span text:style-name="T1">0</text:span><text:bookmark-end text:name="__RefHeading___Toc23_677532948"/></text:p>
      <text:p text:style-name="Text_20_body"><text:bookmark-start text:name="__RefHeading___Toc25_677532948"/>0 1 <text:s/><text:span text:style-name="T1">1</text:span><text:bookmark-end text:name="__RefHeading___Toc25_677532948"/></text:p>
      <text:p text:style-name="Text_20_body"><text:bookmark-start text:name="__RefHeading___Toc27_677532948"/>1 0 <text:s/><text:span text:style-name="T1">1</text:span><text:bookmark-end text:name="__RefHeading___Toc27_677532948"/></text:p>
      <text:p text:style-name="Text_20_body"><text:bookmark-start text:name="__RefHeading___Toc29_677532948"/><text:soft-page-break/>1 1 <text:s/><text:span text:style-name="T1">1</text:span><text:bookmark-end text:name="__RefHeading___Toc29_677532948"/></text:p>
      <text:p text:style-name="Text_20_body"><text:bookmark-start text:name="__RefHeading___Toc31_677532948"/>a) XOR logical operation:<text:bookmark-end text:name="__RefHeading___Toc31_677532948"/></text:p>
      <text:p text:style-name="Text_20_body"/>
      <text:p text:style-name="Text_20_body"><text:bookmark-start text:name="__RefHeading___Toc33_677532948"/>A B F<text:bookmark-end text:name="__RefHeading___Toc33_677532948"/></text:p>
      <text:p text:style-name="Text_20_body"><text:bookmark-start text:name="__RefHeading___Toc35_677532948"/>0 0 <text:s/><text:span text:style-name="T1">0</text:span><text:bookmark-end text:name="__RefHeading___Toc35_677532948"/></text:p>
      <text:p text:style-name="Text_20_body"><text:bookmark-start text:name="__RefHeading___Toc37_677532948"/>0 1 <text:s/><text:span text:style-name="T1">1</text:span><text:bookmark-end text:name="__RefHeading___Toc37_677532948"/></text:p>
      <text:p text:style-name="Text_20_body"><text:bookmark-start text:name="__RefHeading___Toc39_677532948"/>1 0 <text:s/><text:span text:style-name="T1">1</text:span><text:bookmark-end text:name="__RefHeading___Toc39_677532948"/></text:p>
      <text:p text:style-name="Text_20_body"><text:bookmark-start text:name="__RefHeading___Toc41_677532948"/>1 1 <text:s/><text:span text:style-name="T1">0</text:span><text:bookmark-end text:name="__RefHeading___Toc41_677532948"/></text:p>
      <text:p text:style-name="Text_20_body"/>
      <text:h text:style-name="Heading_20_3" text:outline-level="3">3. How many bits are needed to encode the entire alphabet, numbers, and ASCII characters?</text:h>
      <text:p text:style-name="P3">Se necesitan solamente 7 bits para codificar todo.</text:p>
      <text:h text:style-name="Heading_20_3" text:outline-level="3">4. Use the ASCII–binary converter at this link to find out how “Hello” can be expressed in binary code using ASCII.</text:h>
      <text:p text:style-name="Text_20_body">01001000 01100101 01101100 01101100 01101111 </text:p>
      <text:h text:style-name="Heading_20_3" text:outline-level="3"><text:bookmark-start text:name="__RefHeading___Toc59_677532948"/>5. How can you express these decimal numbers in binary code?<text:bookmark-end text:name="__RefHeading___Toc59_677532948"/></text:h>
      <text:p text:style-name="Text_20_body"><text:bookmark-start text:name="__RefHeading___Toc61_677532948"/>5 <text:s/>→ 00110101 <text:bookmark-end text:name="__RefHeading___Toc61_677532948"/></text:p>
      <text:p text:style-name="Text_20_body"><text:bookmark-start text:name="__RefHeading___Toc63_677532948"/>22 → 00110010 00110010 <text:bookmark-end text:name="__RefHeading___Toc63_677532948"/></text:p>
      <text:p text:style-name="Text_20_body"><text:bookmark-start text:name="__RefHeading___Toc65_677532948"/>192 → 00110001 00111001 00110010<text:bookmark-end text:name="__RefHeading___Toc65_677532948"/></text:p>
      <text:p text:style-name="P4"><text:bookmark-start text:name="__RefHeading___Toc67_677532948"/>2025 → 00110010 00110000 00110010 00110101 <text:bookmark-end text:name="__RefHeading___Toc67_677532948"/></text:p>
      <text:h text:style-name="P2" text:outline-level="3" text:is-list-header="true"><text:bookmark-start text:name="__RefHeading___Toc69_677532948"/>6. Express exercise five decimal numbers in Octal and Hexadecimal bases.<text:bookmark-end text:name="__RefHeading___Toc69_677532948"/></text:h>
      <text:p text:style-name="P5">OCTAL:</text:p>
      <text:p text:style-name="P3">5 → <text:span text:style-name="T2">5</text:span></text:p>
      <text:p text:style-name="P5">22 → 26</text:p>
      <text:p text:style-name="P5">192 → 300</text:p>
      <text:p text:style-name="P5">2025 → 3751</text:p>
      <text:p text:style-name="P5"/>
      <text:p text:style-name="P5"/>
      <text:p text:style-name="P5"/>
      <text:p text:style-name="P5"/>
      <text:p text:style-name="P5"/>
      <text:p text:style-name="P5"><text:soft-page-break/>HEXADECIMAL:</text:p>
      <text:p text:style-name="P5">5→5</text:p>
      <text:p text:style-name="P5">22→16</text:p>
      <text:p text:style-name="P5">192→C0</text:p>
      <text:p text:style-name="P5">2025→7E9</text:p>
      <text:p text:style-name="P5"/>
      <text:h text:style-name="Heading_20_3" text:outline-level="3"><text:bookmark-start text:name="__RefHeading___Toc71_677532948"/>7. What are the five fundamental components of the John von Neumann architecture?<text:bookmark-end text:name="__RefHeading___Toc71_677532948"/></text:h>
      <text:p text:style-name="P8"><text:span text:style-name="T3">La memoria, ALU, UC, Entrada y Salida </text:span><text:span text:style-name="T4">y el bus del sistema.</text:span></text:p>
      <text:h text:style-name="Heading_20_3" text:outline-level="3" text:is-list-header="true"><text:bookmark-start text:name="__RefHeading___Toc73_677532948"/>Make a connected diagram of the different parts of it.<text:bookmark-end text:name="__RefHeading___Toc73_677532948"/></text:h>
      <text:p text:style-name="P6">La UC recibe la instrucción y la decodifica, luego obtiene los datos necesarios de la memoria o lo recibe de la entrada y se la pasa a la ALU generando un resultado, después se almacena o da la salida <text:span text:style-name="T7">y todo esto se realiza mediante bus que serían los conectores entre esllos.</text:span></text:p>
      <text:h text:style-name="Heading_20_3" text:outline-level="3"><text:bookmark-start text:name="__RefHeading___Toc75_677532948"/>8. What is a core in a microproc<text:span text:style-name="T3">y la proce</text:span>ssor?<text:bookmark-end text:name="__RefHeading___Toc75_677532948"/></text:h>
      <text:p text:style-name="P6">Un núcleo es una unidad de procesamiento independiente a al CPU que funciona de manera autónoma funcionando como un mini procesador dentro del chip de la CPU</text:p>
      <text:h text:style-name="Heading_20_3" text:outline-level="3"><text:bookmark-start text:name="__RefHeading___Toc77_677532948"/>9. What is the main function of the Control Unit in a core processor?<text:bookmark-end text:name="__RefHeading___Toc77_677532948"/></text:h>
      <text:p text:style-name="P6">La función principal del UC es coordinar y dirigir la ejecución de instrucciones en el núcleo, actuando como un cerebro que busca, decodifica y gestiona el flujo de datos.</text:p>
      <text:h text:style-name="Heading_20_3" text:outline-level="3"><text:bookmark-start text:name="__RefHeading___Toc79_677532948"/>10. What is an ALU and why is an ALU so important in a core processor?<text:bookmark-end text:name="__RefHeading___Toc79_677532948"/></text:h>
      <text:p text:style-name="P7">Es un circuito fundamental de los núcleos porque sirve para realizar operaciones aritméticas y lógicas.</text:p>
      <text:h text:style-name="Heading_20_3" text:outline-level="3">11. What are the registers in a microprocessor? Name at least two registers in the UC, three in the ALU and two located in the Main Memory</text:h>
      <text:p text:style-name="P7">Son pequeñas unidades de memoria de alta velocidad y baja capacidad que sirve para almacenamiento temporal. Un resgistro de UC son el IR (Registro de Instruciones <text:s/>y PC (contador de programas), En la ALU son registro de estado, registro de Acumulador y registro de Propósito general (GPRs) y en la memoria son el registro de acumulador AC y <text:span text:style-name="T5">registro de estado.</text:span></text:p>
      <text:h text:style-name="Heading_20_3" text:outline-level="3"><text:bookmark-start text:name="__RefHeading___Toc85_677532948"/>12. What are the two phases a processor performs when executing an instruction?<text:bookmark-end text:name="__RefHeading___Toc85_677532948"/></text:h>
      <text:p text:style-name="P9">Primero realiza la búsqueda (fetch) donde se recupera la instrucción de la memoria y después la fase de la ejecución que son las operaciones necesarias de datos.</text:p>
      <text:h text:style-name="Heading_20_3" text:outline-level="3"><text:bookmark-start text:name="__RefHeading___Toc87_677532948"/><text:soft-page-break/>13. Visit this link about this processor Intel Core i7 14700KF and answer these questions:<text:bookmark-end text:name="__RefHeading___Toc87_677532948"/></text:h>
      <text:p text:style-name="Text_20_body"><text:bookmark-start text:name="__RefHeading___Toc89_677532948"/>a) Number of cores: <text:span text:style-name="T5">20 </text:span><text:bookmark-end text:name="__RefHeading___Toc89_677532948"/></text:p>
      <text:p text:style-name="Text_20_body"><text:bookmark-start text:name="__RefHeading___Toc91_677532948"/>b) Maximum operating frequency: <text:span text:style-name="T5">5.6 GHz</text:span><text:bookmark-end text:name="__RefHeading___Toc91_677532948"/></text:p>
      <text:p text:style-name="Text_20_body"><text:bookmark-start text:name="__RefHeading___Toc93_677532948"/>c) Maximum working temperature the cores can support: <text:span text:style-name="T5">100 ºC</text:span><text:bookmark-end text:name="__RefHeading___Toc93_677532948"/></text:p>
      <text:p text:style-name="Text_20_body"><text:bookmark-start text:name="__RefHeading___Toc95_677532948"/>d) Maximum Power consumption of all cores when they are fully working: <text:span text:style-name="T6">253 W</text:span><text:bookmark-end text:name="__RefHeading___Toc95_677532948"/></text:p>
      <text:p text:style-name="Text_20_body"><text:bookmark-start text:name="__RefHeading___Toc97_677532948"/>e) What is the maximum cache memory this processor has?<text:bookmark-end text:name="__RefHeading___Toc97_677532948"/></text:p>
      <text:p text:style-name="P11">El caché 33MB y el cahce L2 28MB</text:p>
      <text:p text:style-name="P10"><text:bookmark-start text:name="__RefHeading___Toc99_677532948"/>f) What is the maximum of RAM memory can be installed with this processor?<text:bookmark-end text:name="__RefHeading___Toc99_677532948"/></text:p>
      <text:p text:style-name="P11">192 GB</text:p>
      <text:p text:style-name="Text_20_body"><text:bookmark-start text:name="__RefHeading___Toc101_677532948"/>g) What is the the lithography of this processor?<text:bookmark-end text:name="__RefHeading___Toc101_677532948"/></text:p>
      <text:p text:style-name="P11">Usa tecnología intel 7 que aproximadamente sería de 10 nm reales de los transistores.</text:p>
      <text:p text:style-name="Text_20_body"><text:bookmark-start text:name="__RefHeading___Toc103_677532948"/>h) What type of socket is necessary to fit this processor? Find a suitable motherboard<text:bookmark-end text:name="__RefHeading___Toc103_677532948"/></text:p>
      <text:p text:style-name="Text_20_body"><text:bookmark-start text:name="__RefHeading___Toc105_677532948"/>for this processor in PC-Componentes. What is the chipset of this motherboard?<text:bookmark-end text:name="__RefHeading___Toc105_677532948"/></text:p>
      <text:p text:style-name="P10"><text:span text:style-name="T6">El Zócalo compatible del procesador seria de FCLGA1700, una placa base compatible seria la </text:span>MSI MAG Z790 TOMAHAWK WIFI <text:span text:style-name="T6">con un chipset de Z79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9T15:19:59.819000000</meta:creation-date>
    <dc:date>2025-09-29T17:13:54.190000000</dc:date>
    <meta:editing-duration>PT4M9S</meta:editing-duration>
    <meta:editing-cycles>1</meta:editing-cycles>
    <meta:document-statistic meta:table-count="0" meta:image-count="0" meta:object-count="0" meta:page-count="4" meta:paragraph-count="88" meta:word-count="900" meta:character-count="4830" meta:non-whitespace-character-count="4000"/>
    <meta:generator>LibreOffice/24.2.3.2$Windows_X86_64 LibreOffice_project/433d9c2ded56988e8a90e6b2e771ee4e6a5ab2ba</meta:generator>
  </office:meta>
</office:document-meta>
</file>